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02in"/>
    </style:style>
    <style:style style:name="ro1" style:family="table-row">
      <style:table-row-properties style:row-height="0.7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mputer Moder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Computer Moder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mputer Modern"/>
    </style:style>
    <style:style style:name="ce8" style:family="table-cell" style:parent-style-name="Default">
      <style:table-cell-properties fo:background-color="#dee6ef" style:text-align-source="fix" style:repeat-content="false" fo:border="0.51pt solid #000000" style:vertical-align="middle"/>
      <style:paragraph-properties fo:text-align="center" fo:margin-left="0in"/>
      <style:text-properties style:font-name="Computer Modern"/>
    </style:style>
    <style:style style:name="ce1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Computer Modern"/>
    </style:style>
    <style:style style:name="ce12" style:family="table-cell" style:parent-style-name="Default">
      <style:table-cell-properties fo:background-color="#ffd7d7" style:text-align-source="fix" style:repeat-content="false" fo:border="0.51pt solid #000000" style:vertical-align="middle"/>
      <style:paragraph-properties fo:text-align="center" fo:margin-left="0in"/>
      <style:text-properties style:font-name="Computer Modern"/>
    </style:style>
    <style:style style:name="ce13" style:family="table-cell" style:parent-style-name="Default">
      <style:text-properties style:font-name="Computer Modern"/>
    </style:style>
    <style:style style:name="ce14" style:family="table-cell" style:parent-style-name="Default">
      <style:table-cell-properties fo:border="2.24pt solid #000000"/>
      <style:text-properties style:font-name="Computer Modern"/>
    </style:style>
    <style:style style:name="ce1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Computer Modern" fo:font-size="9pt" style:font-size-asian="9pt" style:font-size-complex="9pt"/>
    </style:style>
    <style:style style:name="ce16" style:family="table-cell" style:parent-style-name="Default">
      <style:table-cell-properties fo:background-color="#ffd7d7" style:text-align-source="fix" style:repeat-content="false" fo:border="2.24pt solid #000000" style:vertical-align="middle"/>
      <style:paragraph-properties fo:text-align="center" fo:margin-left="0in"/>
      <style:text-properties style:font-name="Computer Modern"/>
    </style:style>
    <style:style style:name="ce17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in"/>
      <style:text-properties style:font-name="Computer Modern"/>
    </style:style>
    <style:style style:name="ce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Computer Modern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Computer Modern" fo:font-size="7pt" style:font-size-asian="7pt" style:font-size-complex="7pt"/>
    </style:style>
    <style:style style:name="gr1" style:family="graphic">
      <style:graphic-properties draw:textarea-horizontal-align="justify" draw:textarea-vertical-align="middle" draw:auto-grow-height="false" fo:min-height="0.2591in" fo:min-width="0.2587in"/>
      <style:paragraph-properties fo:text-align="center"/>
    </style:style>
    <style:style style:name="gr2" style:family="graphic">
      <style:graphic-properties draw:fill-color="#ffa6a6" draw:textarea-horizontal-align="justify" draw:textarea-vertical-align="middle" draw:auto-grow-height="false" fo:min-height="0.2591in" fo:min-width="0.2587in"/>
      <style:paragraph-properties fo:text-align="center"/>
    </style:style>
    <style:style style:name="gr3" style:family="graphic">
      <style:graphic-properties draw:fill-color="#729fcf" draw:textarea-horizontal-align="justify" draw:textarea-vertical-align="middle" draw:auto-grow-height="false" fo:min-height="0.2591in" fo:min-width="0.2587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Form 9" draw:style-name="gr1" draw:text-style-name="P1" svg:width="0.2587in" svg:height="0.2591in" svg:x="0.802in" svg:y="7.393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Form 11" draw:style-name="gr1" draw:text-style-name="P1" svg:width="0.2587in" svg:height="0.2591in" svg:x="1.8433in" svg:y="7.120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name="Form 12" draw:style-name="gr1" draw:text-style-name="P1" svg:width="0.2587in" svg:height="0.2591in" svg:x="2.8866in" svg:y="7.366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name="Form 13" draw:style-name="gr1" draw:text-style-name="P1" svg:width="0.2587in" svg:height="0.2591in" svg:x="3.4189in" svg:y="7.6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name="Form 14" draw:style-name="gr1" draw:text-style-name="P1" svg:width="0.2587in" svg:height="0.2591in" svg:x="3.9602in" svg:y="7.1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name="Form 15" draw:style-name="gr1" draw:text-style-name="P1" svg:width="0.2587in" svg:height="0.2591in" svg:x="5.2571in" svg:y="7.12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Form 16" draw:style-name="gr1" draw:text-style-name="P1" svg:width="0.2587in" svg:height="0.2591in" svg:x="6.0433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Form 17" draw:style-name="gr1" draw:text-style-name="P1" svg:width="0.2587in" svg:height="0.2591in" svg:x="6.3311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Form 18" draw:style-name="gr1" draw:text-style-name="P1" svg:width="0.2587in" svg:height="0.2591in" svg:x="7.1173in" svg:y="8.165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Form 10" draw:style-name="gr2" draw:text-style-name="P2" svg:width="0.2587in" svg:height="0.2591in" svg:x="7.6283in" svg:y="8.169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 19" draw:style-name="gr1" draw:text-style-name="P1" svg:width="0.2587in" svg:height="0.2591in" svg:x="7.3752in" svg:y="8.69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Form 20" draw:style-name="gr2" draw:text-style-name="P2" svg:width="0.2587in" svg:height="0.2591in" svg:x="7.3744in" svg:y="9.20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21" draw:style-name="gr2" draw:text-style-name="P2" svg:width="0.2587in" svg:height="0.2591in" svg:x="7.1217in" svg:y="9.74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22" draw:style-name="gr3" draw:text-style-name="P3" svg:width="0.2587in" svg:height="0.2591in" svg:x="7.6327in" svg:y="9.7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Form 23" draw:style-name="gr2" draw:text-style-name="P2" svg:width="0.2587in" svg:height="0.2591in" svg:x="7.3846in" svg:y="10.281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name="Form 24" draw:style-name="gr3" draw:text-style-name="P3" svg:width="0.2587in" svg:height="0.2591in" svg:x="7.3839in" svg:y="10.792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name="Form 25" draw:style-name="gr1" draw:text-style-name="P1" svg:width="0.2587in" svg:height="0.2591in" svg:x="7.1217in" svg:y="11.068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name="Form 26" draw:style-name="gr2" draw:text-style-name="P2" svg:width="0.2587in" svg:height="0.2591in" svg:x="7.6283in" svg:y="11.579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name="Form 27" draw:style-name="gr1" draw:text-style-name="P1" svg:width="0.2587in" svg:height="0.2591in" svg:x="7.6283in" svg:y="11.862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name="Form 28" draw:style-name="gr2" draw:text-style-name="P2" svg:width="0.2587in" svg:height="0.2591in" svg:x="7.1217in" svg:y="12.369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name="Form 29" draw:style-name="gr2" draw:text-style-name="P2" svg:width="0.2587in" svg:height="0.2591in" svg:x="7.1173in" svg:y="12.6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name="Form 30" draw:style-name="gr3" draw:text-style-name="P3" svg:width="0.2587in" svg:height="0.2591in" svg:x="7.6283in" svg:y="13.1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name="Form 31" draw:style-name="gr2" draw:text-style-name="P2" svg:width="0.2587in" svg:height="0.2591in" svg:x="7.6327in" svg:y="13.438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name="Form 32" draw:style-name="gr3" draw:text-style-name="P3" svg:width="0.2587in" svg:height="0.2591in" svg:x="7.1169in" svg:y="13.9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name="Form 9" draw:style-name="gr1" draw:text-style-name="P1" svg:width="0.2587in" svg:height="0.2591in" svg:x="10.285in" svg:y="7.383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name="Form 11" draw:style-name="gr1" draw:text-style-name="P1" svg:width="0.2587in" svg:height="0.2591in" svg:x="11.3264in" svg:y="7.11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name="Form 12" draw:style-name="gr1" draw:text-style-name="P1" svg:width="0.2587in" svg:height="0.2591in" svg:x="12.3697in" svg:y="7.356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name="Form 13" draw:style-name="gr1" draw:text-style-name="P1" svg:width="0.2587in" svg:height="0.2591in" svg:x="12.902in" svg:y="7.618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name="Form 14" draw:style-name="gr1" draw:text-style-name="P1" svg:width="0.2587in" svg:height="0.2591in" svg:x="13.4433in" svg:y="7.115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name="Form 15" draw:style-name="gr1" draw:text-style-name="P1" svg:width="0.2587in" svg:height="0.2591in" svg:x="14.7402in" svg:y="7.110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name="Form 16" draw:style-name="gr1" draw:text-style-name="P1" svg:width="0.2587in" svg:height="0.2591in" svg:x="15.5264in" svg:y="7.61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name="Form 17" draw:style-name="gr1" draw:text-style-name="P1" svg:width="0.2587in" svg:height="0.2591in" svg:x="15.8142in" svg:y="7.61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name="Form 12" draw:style-name="gr1" draw:text-style-name="P1" svg:width="0.2587in" svg:height="0.2591in" svg:x="17.1114in" svg:y="8.146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name="Form 13" draw:style-name="gr1" draw:text-style-name="P1" svg:width="0.2587in" svg:height="0.2591in" svg:x="16.8531in" svg:y="9.198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name="Form 9" draw:style-name="gr1" draw:text-style-name="P1" svg:width="0.2587in" svg:height="0.2591in" svg:x="16.6071in" svg:y="9.754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name="Form 11" draw:style-name="gr1" draw:text-style-name="P1" svg:width="0.2587in" svg:height="0.2591in" svg:x="16.8583in" svg:y="10.2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name="Form 16" draw:style-name="gr1" draw:text-style-name="P1" svg:width="0.2587in" svg:height="0.2591in" svg:x="17.1067in" svg:y="11.569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name="Form 17" draw:style-name="gr1" draw:text-style-name="P1" svg:width="0.2587in" svg:height="0.2591in" svg:x="16.6043in" svg:y="12.3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name="Form 14" draw:style-name="gr1" draw:text-style-name="P1" svg:width="0.2587in" svg:height="0.2591in" svg:x="16.6043in" svg:y="12.64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name="Form 15" draw:style-name="gr1" draw:text-style-name="P1" svg:width="0.2587in" svg:height="0.2591in" svg:x="17.111in" svg:y="13.432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name="Form 14" draw:style-name="gr1" draw:text-style-name="P1" svg:width="0.2587in" svg:height="0.2591in" svg:x="22.9173in" svg:y="7.106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 15" draw:style-name="gr1" draw:text-style-name="P1" svg:width="0.2587in" svg:height="0.2591in" svg:x="24.2142in" svg:y="7.101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name="Form 16" draw:style-name="gr1" draw:text-style-name="P1" svg:width="0.2587in" svg:height="0.2591in" svg:x="25.0004in" svg:y="7.60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name="Form 17" draw:style-name="gr1" draw:text-style-name="P1" svg:width="0.2587in" svg:height="0.2591in" svg:x="25.2882in" svg:y="7.60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name="Form 9" draw:style-name="gr1" draw:text-style-name="P1" svg:width="0.2587in" svg:height="0.2591in" svg:x="26.0815in" svg:y="8.154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5" draw:name="Form 12" draw:style-name="gr1" draw:text-style-name="P1" svg:width="0.2587in" svg:height="0.2591in" svg:x="26.5854in" svg:y="8.1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name="Form 11" draw:style-name="gr1" draw:text-style-name="P1" svg:width="0.2587in" svg:height="0.2591in" svg:x="26.3323in" svg:y="8.682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name="Form 13" draw:style-name="gr1" draw:text-style-name="P1" svg:width="0.2587in" svg:height="0.2591in" svg:x="26.3331in" svg:y="9.18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name="Form 14" draw:style-name="gr1" draw:text-style-name="P1" svg:width="0.2587in" svg:height="0.2591in" svg:x="26.0783in" svg:y="9.47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name="Form 15" draw:style-name="gr1" draw:text-style-name="P1" svg:width="0.2587in" svg:height="0.2591in" svg:x="26.585in" svg:y="10.262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name="Form 17" draw:style-name="gr1" draw:text-style-name="P1" svg:width="0.2587in" svg:height="0.2591in" svg:x="26.0787in" svg:y="10.77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1" draw:name="Form 16" draw:style-name="gr1" draw:text-style-name="P1" svg:width="0.2587in" svg:height="0.2591in" svg:x="26.5811in" svg:y="9.980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name="Form 9" draw:style-name="gr1" draw:text-style-name="P1" svg:width="0.2587in" svg:height="0.2591in" svg:x="29.252in" svg:y="7.35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name="Form 11" draw:style-name="gr1" draw:text-style-name="P1" svg:width="0.2587in" svg:height="0.2591in" svg:x="30.2933in" svg:y="7.101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name="Form 12" draw:style-name="gr1" draw:text-style-name="P1" svg:width="0.2587in" svg:height="0.2591in" svg:x="31.3366in" svg:y="7.35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name="Form 13" draw:style-name="gr1" draw:text-style-name="P1" svg:width="0.2587in" svg:height="0.2591in" svg:x="31.8744in" svg:y="7.60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name="Form 14" draw:style-name="gr1" draw:text-style-name="P1" svg:width="0.2587in" svg:height="0.2591in" svg:x="32.663in" svg:y="7.36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7" draw:name="Form 15" draw:style-name="gr1" draw:text-style-name="P1" svg:width="0.2587in" svg:height="0.2591in" svg:x="33.7071in" svg:y="7.101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8" draw:name="Form 16" draw:style-name="gr1" draw:text-style-name="P1" svg:width="0.2587in" svg:height="0.2591in" svg:x="34.2567in" svg:y="7.374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name="Form 17" draw:style-name="gr1" draw:text-style-name="P1" svg:width="0.2587in" svg:height="0.2591in" svg:x="34.7811in" svg:y="7.60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name="Form 11" draw:style-name="gr1" draw:text-style-name="P1" svg:width="0.2587in" svg:height="0.2591in" svg:x="35.8252in" svg:y="7.891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name="Form 13" draw:style-name="gr1" draw:text-style-name="P1" svg:width="0.2587in" svg:height="0.2591in" svg:x="35.8256in" svg:y="8.398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2" draw:name="Form 33" draw:style-name="gr1" draw:text-style-name="P1" svg:width="0.2587in" svg:height="0.2591in" svg:x="35.8256in" svg:y="8.143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name="Form 12" draw:style-name="gr1" draw:text-style-name="P1" svg:width="0.2587in" svg:height="0.2591in" svg:x="36.0783in" svg:y="8.939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name="Form 34" draw:style-name="gr1" draw:text-style-name="P1" svg:width="0.2587in" svg:height="0.2591in" svg:x="35.837in" svg:y="8.938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5" draw:name="Form 9" draw:style-name="gr1" draw:text-style-name="P1" svg:width="0.2587in" svg:height="0.2591in" svg:x="35.574in" svg:y="8.93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6" draw:name="Form 35" draw:style-name="gr1" draw:text-style-name="P1" svg:width="0.2587in" svg:height="0.2591in" svg:x="35.8315in" svg:y="10.520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7" draw:name="Form 9" draw:style-name="gr1" draw:text-style-name="P1" svg:width="0.2587in" svg:height="0.2591in" svg:x="35.574in" svg:y="11.31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8" draw:name="Form 11" draw:style-name="gr1" draw:text-style-name="P1" svg:width="0.2587in" svg:height="0.2591in" svg:x="35.8252in" svg:y="11.05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9" draw:name="Form 11" draw:style-name="gr1" draw:text-style-name="P1" svg:width="0.2587in" svg:height="0.2591in" svg:x="35.8252in" svg:y="11.843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name="Form 12" draw:style-name="gr1" draw:text-style-name="P1" svg:width="0.2587in" svg:height="0.2591in" svg:x="36.0783in" svg:y="12.101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name="Form 12" draw:style-name="gr1" draw:text-style-name="P1" svg:width="0.2587in" svg:height="0.2591in" svg:x="36.0783in" svg:y="12.891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2" draw:name="Form 13" draw:style-name="gr1" draw:text-style-name="P1" svg:width="0.2587in" svg:height="0.2591in" svg:x="35.8256in" svg:y="13.140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3" draw:name="Form 9" draw:style-name="gr1" draw:text-style-name="P1" svg:width="0.2587in" svg:height="0.2591in" svg:x="35.574in" svg:y="13.681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4" draw:name="Form 13" draw:style-name="gr1" draw:text-style-name="P1" svg:width="0.2587in" svg:height="0.2591in" svg:x="35.8256in" svg:y="13.9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5" draw:name="Form 9" draw:style-name="gr1" draw:text-style-name="P1" svg:width="0.2587in" svg:height="0.2591in" svg:x="19.7587in" svg:y="7.35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6" draw:name="Form 11" draw:style-name="gr1" draw:text-style-name="P1" svg:width="0.2587in" svg:height="0.2591in" svg:x="20.8004in" svg:y="7.1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7" draw:name="Form 12" draw:style-name="gr1" draw:text-style-name="P1" svg:width="0.2587in" svg:height="0.2591in" svg:x="21.8437in" svg:y="7.359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8" draw:name="Form 13" draw:style-name="gr1" draw:text-style-name="P1" svg:width="0.2587in" svg:height="0.2591in" svg:x="22.3815in" svg:y="7.60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9" draw:name="Form 14" draw:style-name="gr1" draw:text-style-name="P1" svg:width="0.2587in" svg:height="0.2591in" svg:x="41.8933in" svg:y="7.1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0" draw:name="Form 15" draw:style-name="gr1" draw:text-style-name="P1" svg:width="0.2587in" svg:height="0.2591in" svg:x="43.1902in" svg:y="7.12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1" draw:name="Form 16" draw:style-name="gr1" draw:text-style-name="P1" svg:width="0.2587in" svg:height="0.2591in" svg:x="43.9764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2" draw:name="Form 17" draw:style-name="gr1" draw:text-style-name="P1" svg:width="0.2587in" svg:height="0.2591in" svg:x="44.2642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3" draw:name="Form 9" draw:style-name="gr1" draw:text-style-name="P1" svg:width="0.2587in" svg:height="0.2591in" svg:x="38.7346in" svg:y="7.37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4" draw:name="Form 12" draw:style-name="gr1" draw:text-style-name="P1" svg:width="0.2587in" svg:height="0.2591in" svg:x="40.8197in" svg:y="7.37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5" draw:name="Form 14" draw:style-name="gr1" draw:text-style-name="P1" svg:width="0.2587in" svg:height="0.2591in" svg:x="39.7752in" svg:y="7.3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6" draw:name="Form 14" draw:style-name="gr1" draw:text-style-name="P1" svg:width="0.2587in" svg:height="0.2591in" svg:x="41.3555in" svg:y="7.3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7" draw:name="Form 14" draw:style-name="gr1" draw:text-style-name="P1" svg:width="0.2587in" svg:height="0.2591in" svg:x="45.0543in" svg:y="7.915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8" draw:name="Form 16" draw:style-name="gr1" draw:text-style-name="P1" svg:width="0.2587in" svg:height="0.2591in" svg:x="45.5571in" svg:y="8.41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9" draw:name="Form 36" draw:style-name="gr1" draw:text-style-name="P1" svg:width="0.2587in" svg:height="0.2591in" svg:x="45.3043in" svg:y="8.162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0" draw:name="Form 15" draw:style-name="gr1" draw:text-style-name="P1" svg:width="0.2587in" svg:height="0.2591in" svg:x="45.561in" svg:y="8.70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1" draw:name="Form 17" draw:style-name="gr1" draw:text-style-name="P1" svg:width="0.2587in" svg:height="0.2591in" svg:x="45.0543in" svg:y="9.20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2" draw:name="Form 37" draw:style-name="gr1" draw:text-style-name="P1" svg:width="0.2587in" svg:height="0.2591in" svg:x="45.3039in" svg:y="8.947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3" draw:name="Form 14" draw:style-name="gr1" draw:text-style-name="P1" svg:width="0.2587in" svg:height="0.2591in" svg:x="45.0543in" svg:y="11.076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4" draw:name="Form 15" draw:style-name="gr1" draw:text-style-name="P1" svg:width="0.2587in" svg:height="0.2591in" svg:x="45.561in" svg:y="11.071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5" draw:name="Form 15" draw:style-name="gr1" draw:text-style-name="P1" svg:width="0.2587in" svg:height="0.2591in" svg:x="45.561in" svg:y="11.862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6" draw:name="Form 16" draw:style-name="gr1" draw:text-style-name="P1" svg:width="0.2587in" svg:height="0.2591in" svg:x="45.5571in" svg:y="12.370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7" draw:name="Form 16" draw:style-name="gr1" draw:text-style-name="P1" svg:width="0.2587in" svg:height="0.2591in" svg:x="45.5571in" svg:y="13.1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8" draw:name="Form 17" draw:style-name="gr1" draw:text-style-name="P1" svg:width="0.2587in" svg:height="0.2591in" svg:x="45.0543in" svg:y="13.1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9" draw:name="Form 14" draw:style-name="gr1" draw:text-style-name="P1" svg:width="0.2587in" svg:height="0.2591in" svg:x="45.0543in" svg:y="13.44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0" draw:name="Form 17" draw:style-name="gr1" draw:text-style-name="P1" svg:width="0.2587in" svg:height="0.2591in" svg:x="45.0543in" svg:y="13.9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1" draw:name="Form 14" draw:style-name="gr1" draw:text-style-name="P1" svg:width="0.2587in" svg:height="0.2591in" svg:x="51.3669in" svg:y="7.125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2" draw:name="Form 15" draw:style-name="gr1" draw:text-style-name="P1" svg:width="0.2587in" svg:height="0.2591in" svg:x="52.6638in" svg:y="7.120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3" draw:name="Form 16" draw:style-name="gr1" draw:text-style-name="P1" svg:width="0.2587in" svg:height="0.2591in" svg:x="53.45in" svg:y="7.62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4" draw:name="Form 17" draw:style-name="gr1" draw:text-style-name="P1" svg:width="0.2587in" svg:height="0.2591in" svg:x="53.7378in" svg:y="7.62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5" draw:name="Form 9" draw:style-name="gr1" draw:text-style-name="P1" svg:width="0.2587in" svg:height="0.2591in" svg:x="48.2083in" svg:y="7.37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6" draw:name="Form 12" draw:style-name="gr1" draw:text-style-name="P1" svg:width="0.2587in" svg:height="0.2591in" svg:x="50.2933in" svg:y="7.37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7" draw:name="Form 14" draw:style-name="gr1" draw:text-style-name="P1" svg:width="0.2587in" svg:height="0.2591in" svg:x="50.8291in" svg:y="7.624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8" draw:name="Form 9" draw:style-name="gr1" draw:text-style-name="P1" svg:width="0.2587in" svg:height="0.2591in" svg:x="54.5303in" svg:y="8.168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9" draw:name="Form 14" draw:style-name="gr1" draw:text-style-name="P1" svg:width="0.2587in" svg:height="0.2591in" svg:x="54.528in" svg:y="7.9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0" draw:name="Form 17" draw:style-name="gr1" draw:text-style-name="P1" svg:width="0.2587in" svg:height="0.2591in" svg:x="54.528in" svg:y="8.418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1" draw:name="Form 38" draw:style-name="gr1" draw:text-style-name="P1" svg:width="0.2587in" svg:height="0.2591in" svg:x="49.2508in" svg:y="7.1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2" draw:name="Form 38" draw:style-name="gr1" draw:text-style-name="P1" svg:width="0.2587in" svg:height="0.2591in" svg:x="54.7827in" svg:y="8.70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3" draw:name="Form 14" draw:style-name="gr1" draw:text-style-name="P1" svg:width="0.2587in" svg:height="0.2591in" svg:x="54.528in" svg:y="8.705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4" draw:name="Form 15" draw:style-name="gr1" draw:text-style-name="P1" svg:width="0.2587in" svg:height="0.2591in" svg:x="55.0346in" svg:y="8.701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5" draw:name="Form 12" draw:style-name="gr1" draw:text-style-name="P1" svg:width="0.2587in" svg:height="0.2591in" svg:x="55.035in" svg:y="9.7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6" draw:name="Form 15" draw:style-name="gr1" draw:text-style-name="P1" svg:width="0.2587in" svg:height="0.2591in" svg:x="55.0346in" svg:y="9.491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7" draw:name="Form 16" draw:style-name="gr1" draw:text-style-name="P1" svg:width="0.2587in" svg:height="0.2591in" svg:x="55.0303in" svg:y="9.999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8" draw:name="Form 14" draw:style-name="gr1" draw:text-style-name="P1" svg:width="0.2587in" svg:height="0.2591in" svg:x="54.7803in" svg:y="10.785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9" draw:name="Form 16" draw:style-name="gr1" draw:text-style-name="P1" svg:width="0.2587in" svg:height="0.2591in" svg:x="55.0303in" svg:y="10.789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0" draw:name="Form 17" draw:style-name="gr1" draw:text-style-name="P1" svg:width="0.2587in" svg:height="0.2591in" svg:x="54.528in" svg:y="10.789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1" draw:name="Form 9" draw:style-name="gr1" draw:text-style-name="P1" svg:width="0.2587in" svg:height="0.2591in" svg:x="54.5303in" svg:y="11.329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2" draw:name="Form 38" draw:style-name="gr1" draw:text-style-name="P1" svg:width="0.2587in" svg:height="0.2591in" svg:x="54.7827in" svg:y="11.079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3" draw:name="Form 12" draw:style-name="gr1" draw:text-style-name="P1" svg:width="0.2587in" svg:height="0.2591in" svg:x="55.035in" svg:y="11.330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4" draw:name="Form 14" draw:style-name="gr1" draw:text-style-name="P1" svg:width="0.2587in" svg:height="0.2591in" svg:x="54.7803in" svg:y="11.575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5" draw:name="Form 14" draw:style-name="gr1" draw:text-style-name="P1" svg:width="0.2587in" svg:height="0.2591in" svg:x="54.528in" svg:y="11.076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6" draw:name="Form 15" draw:style-name="gr1" draw:text-style-name="P1" svg:width="0.2587in" svg:height="0.2591in" svg:x="55.0346in" svg:y="11.0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7" draw:name="Form 16" draw:style-name="gr1" draw:text-style-name="P1" svg:width="0.2587in" svg:height="0.2591in" svg:x="55.0303in" svg:y="11.579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8" draw:name="Form 17" draw:style-name="gr1" draw:text-style-name="P1" svg:width="0.2587in" svg:height="0.2591in" svg:x="54.528in" svg:y="11.579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9" draw:name="Form 14" draw:style-name="gr1" draw:text-style-name="P1" svg:width="0.2587in" svg:height="0.2591in" svg:x="60.8508in" svg:y="7.13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0" draw:name="Form 15" draw:style-name="gr1" draw:text-style-name="P1" svg:width="0.2587in" svg:height="0.2591in" svg:x="62.1476in" svg:y="7.130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1" draw:name="Form 16" draw:style-name="gr1" draw:text-style-name="P1" svg:width="0.2587in" svg:height="0.2591in" svg:x="62.9339in" svg:y="7.638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2" draw:name="Form 17" draw:style-name="gr1" draw:text-style-name="P1" svg:width="0.2587in" svg:height="0.2591in" svg:x="63.2217in" svg:y="7.638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3" draw:name="Form 9" draw:style-name="gr1" draw:text-style-name="P1" svg:width="0.2587in" svg:height="0.2591in" svg:x="57.6921in" svg:y="7.388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4" draw:name="Form 12" draw:style-name="gr1" draw:text-style-name="P1" svg:width="0.2587in" svg:height="0.2591in" svg:x="59.7772in" svg:y="7.388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5" draw:name="Form 14" draw:style-name="gr1" draw:text-style-name="P1" svg:width="0.2587in" svg:height="0.2591in" svg:x="60.313in" svg:y="7.633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6" draw:name="Form 38" draw:style-name="gr1" draw:text-style-name="P1" svg:width="0.2587in" svg:height="0.2591in" svg:x="58.7346in" svg:y="7.137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7" draw:name="Form 9" draw:style-name="gr1" draw:text-style-name="P1" svg:width="0.2587in" svg:height="0.2591in" svg:x="64.0146in" svg:y="8.17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8" draw:name="Form 14" draw:style-name="gr1" draw:text-style-name="P1" svg:width="0.2587in" svg:height="0.2591in" svg:x="64.0122in" svg:y="7.9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9" draw:name="Form 17" draw:style-name="gr1" draw:text-style-name="P1" svg:width="0.2587in" svg:height="0.2591in" svg:x="64.0122in" svg:y="8.4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0" draw:name="Form 38" draw:style-name="gr1" draw:text-style-name="P1" svg:width="0.2587in" svg:height="0.2591in" svg:x="64.2669in" svg:y="9.50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1" draw:name="Form 14" draw:style-name="gr1" draw:text-style-name="P1" svg:width="0.2587in" svg:height="0.2591in" svg:x="64.2646in" svg:y="10.004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2" draw:name="Form 15" draw:style-name="gr1" draw:text-style-name="P1" svg:width="0.2587in" svg:height="0.2591in" svg:x="64.5185in" svg:y="8.710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3" draw:name="Form 16" draw:style-name="gr1" draw:text-style-name="P1" svg:width="0.2587in" svg:height="0.2591in" svg:x="64.5146in" svg:y="9.21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4" draw:name="Form 14" draw:style-name="gr1" draw:text-style-name="P1" svg:width="0.2587in" svg:height="0.2591in" svg:x="70.3437in" svg:y="7.1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5" draw:name="Form 15" draw:style-name="gr1" draw:text-style-name="P1" svg:width="0.2587in" svg:height="0.2591in" svg:x="71.6406in" svg:y="7.12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6" draw:name="Form 16" draw:style-name="gr1" draw:text-style-name="P1" svg:width="0.2587in" svg:height="0.2591in" svg:x="72.4268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7" draw:name="Form 17" draw:style-name="gr1" draw:text-style-name="P1" svg:width="0.2587in" svg:height="0.2591in" svg:x="72.7146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8" draw:name="Form 9" draw:style-name="gr1" draw:text-style-name="P1" svg:width="0.2587in" svg:height="0.2591in" svg:x="67.185in" svg:y="7.37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9" draw:name="Form 12" draw:style-name="gr1" draw:text-style-name="P1" svg:width="0.2587in" svg:height="0.2591in" svg:x="69.2701in" svg:y="7.37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0" draw:name="Form 14" draw:style-name="gr1" draw:text-style-name="P1" svg:width="0.2587in" svg:height="0.2591in" svg:x="69.8059in" svg:y="7.6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1" draw:name="Form 38" draw:style-name="gr1" draw:text-style-name="P1" svg:width="0.2587in" svg:height="0.2591in" svg:x="68.2276in" svg:y="7.1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2" draw:name="Form 14" draw:style-name="gr1" draw:text-style-name="P1" svg:width="0.2587in" svg:height="0.2591in" svg:x="73.7575in" svg:y="8.414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3" draw:name="Form 14" draw:style-name="gr1" draw:text-style-name="P1" svg:width="0.2587in" svg:height="0.2591in" svg:x="73.5047in" svg:y="7.915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4" draw:name="Form 38" draw:style-name="gr1" draw:text-style-name="P1" svg:width="0.2587in" svg:height="0.2591in" svg:x="73.7594in" svg:y="8.70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5" draw:name="Form 14" draw:style-name="gr1" draw:text-style-name="P1" svg:width="0.2587in" svg:height="0.2591in" svg:x="73.7575in" svg:y="9.204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6" draw:name="Form 38" draw:style-name="gr1" draw:text-style-name="P1" svg:width="0.2587in" svg:height="0.2591in" svg:x="73.7594in" svg:y="9.498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7" draw:name="Form 16" draw:style-name="gr1" draw:text-style-name="P1" svg:width="0.2587in" svg:height="0.2591in" svg:x="74.0075in" svg:y="9.999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8" draw:name="Form 14" draw:style-name="gr1" draw:text-style-name="P1" svg:width="0.2587in" svg:height="0.2591in" svg:x="79.8268in" svg:y="7.1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9" draw:name="Form 15" draw:style-name="gr1" draw:text-style-name="P1" svg:width="0.2587in" svg:height="0.2591in" svg:x="81.1236in" svg:y="7.12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0" draw:name="Form 16" draw:style-name="gr1" draw:text-style-name="P1" svg:width="0.2587in" svg:height="0.2591in" svg:x="81.9098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1" draw:name="Form 17" draw:style-name="gr1" draw:text-style-name="P1" svg:width="0.2587in" svg:height="0.2591in" svg:x="82.1976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2" draw:name="Form 9" draw:style-name="gr1" draw:text-style-name="P1" svg:width="0.2587in" svg:height="0.2591in" svg:x="76.6681in" svg:y="7.37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3" draw:name="Form 12" draw:style-name="gr1" draw:text-style-name="P1" svg:width="0.2587in" svg:height="0.2591in" svg:x="78.7531in" svg:y="7.37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4" draw:name="Form 14" draw:style-name="gr1" draw:text-style-name="P1" svg:width="0.2587in" svg:height="0.2591in" svg:x="79.289in" svg:y="7.6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5" draw:name="Form 38" draw:style-name="gr1" draw:text-style-name="P1" svg:width="0.2587in" svg:height="0.2591in" svg:x="77.7106in" svg:y="7.1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6" draw:name="Form 14" draw:style-name="gr1" draw:text-style-name="P1" svg:width="0.2587in" svg:height="0.2591in" svg:x="89.3008in" svg:y="7.1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7" draw:name="Form 15" draw:style-name="gr1" draw:text-style-name="P1" svg:width="0.2587in" svg:height="0.2591in" svg:x="90.5976in" svg:y="7.120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8" draw:name="Form 16" draw:style-name="gr1" draw:text-style-name="P1" svg:width="0.2587in" svg:height="0.2591in" svg:x="91.3839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9" draw:name="Form 17" draw:style-name="gr1" draw:text-style-name="P1" svg:width="0.2587in" svg:height="0.2591in" svg:x="91.6717in" svg:y="7.62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0" draw:name="Form 9" draw:style-name="gr1" draw:text-style-name="P1" svg:width="0.2587in" svg:height="0.2591in" svg:x="86.1421in" svg:y="7.37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1" draw:name="Form 12" draw:style-name="gr1" draw:text-style-name="P1" svg:width="0.2587in" svg:height="0.2591in" svg:x="88.2272in" svg:y="7.37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2" draw:name="Form 14" draw:style-name="gr1" draw:text-style-name="P1" svg:width="0.2587in" svg:height="0.2591in" svg:x="88.763in" svg:y="7.6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3" draw:name="Form 38" draw:style-name="gr1" draw:text-style-name="P1" svg:width="0.2587in" svg:height="0.2591in" svg:x="87.1846in" svg:y="7.1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4" draw:name="Form 38" draw:style-name="gr1" draw:text-style-name="P1" svg:width="0.2587in" svg:height="0.2591in" svg:x="83.2425in" svg:y="7.918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5" draw:name="Form 14" draw:style-name="gr1" draw:text-style-name="P1" svg:width="0.2587in" svg:height="0.2591in" svg:x="83.2402in" svg:y="8.414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6" draw:name="Form 9" draw:style-name="gr1" draw:text-style-name="P1" svg:width="0.2587in" svg:height="0.2591in" svg:x="82.9902in" svg:y="8.958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7" draw:name="Form 12" draw:style-name="gr1" draw:text-style-name="P1" svg:width="0.2587in" svg:height="0.2591in" svg:x="83.4949in" svg:y="8.95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8" draw:name="Form 15" draw:style-name="gr1" draw:text-style-name="P1" svg:width="0.2587in" svg:height="0.2591in" svg:x="83.4945in" svg:y="9.491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9" draw:name="Form 17" draw:style-name="gr1" draw:text-style-name="P1" svg:width="0.2587in" svg:height="0.2591in" svg:x="82.9878in" svg:y="9.999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0" draw:name="Form 14" draw:style-name="gr1" draw:text-style-name="P1" svg:width="0.2587in" svg:height="0.2591in" svg:x="82.9878in" svg:y="10.286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1" draw:name="Form 16" draw:style-name="gr1" draw:text-style-name="P1" svg:width="0.2587in" svg:height="0.2591in" svg:x="83.4902in" svg:y="10.78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2" draw:name="Form 9" draw:style-name="gr1" draw:text-style-name="P1" svg:width="0.2587in" svg:height="0.2591in" svg:x="82.9902in" svg:y="11.329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3" draw:name="Form 38" draw:style-name="gr1" draw:text-style-name="P1" svg:width="0.2587in" svg:height="0.2591in" svg:x="83.2425in" svg:y="11.07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4" draw:name="Form 12" draw:style-name="gr1" draw:text-style-name="P1" svg:width="0.2587in" svg:height="0.2591in" svg:x="83.4949in" svg:y="11.329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5" draw:name="Form 14" draw:style-name="gr1" draw:text-style-name="P1" svg:width="0.2587in" svg:height="0.2591in" svg:x="83.2402in" svg:y="11.57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6" draw:name="Form 14" draw:style-name="gr1" draw:text-style-name="P1" svg:width="0.2587in" svg:height="0.2591in" svg:x="82.9878in" svg:y="11.866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7" draw:name="Form 15" draw:style-name="gr1" draw:text-style-name="P1" svg:width="0.2587in" svg:height="0.2591in" svg:x="83.4945in" svg:y="11.862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8" draw:name="Form 16" draw:style-name="gr1" draw:text-style-name="P1" svg:width="0.2587in" svg:height="0.2591in" svg:x="83.4902in" svg:y="12.370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9" draw:name="Form 17" draw:style-name="gr1" draw:text-style-name="P1" svg:width="0.2587in" svg:height="0.2591in" svg:x="82.9878in" svg:y="12.370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0" draw:name="Form 1" draw:style-name="gr1" draw:text-style-name="P1" svg:width="0.2587in" svg:height="0.2591in" svg:x="82.9815in" svg:y="12.90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1" draw:name="Form 2" draw:style-name="gr1" draw:text-style-name="P1" svg:width="0.2587in" svg:height="0.2591in" svg:x="83.2339in" svg:y="12.6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2" draw:name="Form 3" draw:style-name="gr1" draw:text-style-name="P1" svg:width="0.2587in" svg:height="0.2591in" svg:x="83.4862in" svg:y="12.902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3" draw:name="Form 4" draw:style-name="gr1" draw:text-style-name="P1" svg:width="0.2587in" svg:height="0.2591in" svg:x="83.2315in" svg:y="13.14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4" draw:name="Form 5" draw:style-name="gr1" draw:text-style-name="P1" svg:width="0.2587in" svg:height="0.2591in" svg:x="82.9791in" svg:y="12.649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5" draw:name="Form 6" draw:style-name="gr1" draw:text-style-name="P1" svg:width="0.2587in" svg:height="0.2591in" svg:x="83.4858in" svg:y="12.6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6" draw:name="Form 7" draw:style-name="gr1" draw:text-style-name="P1" svg:width="0.2587in" svg:height="0.2591in" svg:x="83.4815in" svg:y="13.15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7" draw:name="Form 8" draw:style-name="gr1" draw:text-style-name="P1" svg:width="0.2587in" svg:height="0.2591in" svg:x="82.9791in" svg:y="13.152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8" draw:name="Form 9" draw:style-name="gr1" draw:text-style-name="P1" svg:width="0.2587in" svg:height="0.2591in" svg:x="92.4646in" svg:y="8.16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9" draw:name="Form 38" draw:style-name="gr1" draw:text-style-name="P1" svg:width="0.2587in" svg:height="0.2591in" svg:x="92.7169in" svg:y="7.918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0" draw:name="Form 38" draw:style-name="gr1" draw:text-style-name="P1" svg:width="0.2587in" svg:height="0.2591in" svg:x="92.7169in" svg:y="8.708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1" draw:name="Form 12" draw:style-name="gr1" draw:text-style-name="P1" svg:width="0.2587in" svg:height="0.2591in" svg:x="92.9689in" svg:y="8.95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2" draw:name="Form 14" draw:style-name="gr1" draw:text-style-name="P1" svg:width="0.2587in" svg:height="0.2591in" svg:x="92.7146in" svg:y="9.994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3" draw:name="Form 12" draw:style-name="gr1" draw:text-style-name="P1" svg:width="0.2587in" svg:height="0.2591in" svg:x="92.9689in" svg:y="9.749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4" draw:name="Form 9" draw:style-name="gr1" draw:text-style-name="P1" svg:width="0.2587in" svg:height="0.2591in" svg:x="92.4646in" svg:y="10.539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5" draw:name="Form 14" draw:style-name="gr1" draw:text-style-name="P1" svg:width="0.2587in" svg:height="0.2591in" svg:x="92.7146in" svg:y="10.78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6" draw:name="Form 14" draw:style-name="gr1" draw:text-style-name="P1" svg:width="0.2587in" svg:height="0.2591in" svg:x="92.4622in" svg:y="11.076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7" draw:name="Form 15" draw:style-name="gr1" draw:text-style-name="P1" svg:width="0.2587in" svg:height="0.2591in" svg:x="92.9685in" svg:y="11.071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8" draw:name="Form 15" draw:style-name="gr1" draw:text-style-name="P1" svg:width="0.2587in" svg:height="0.2591in" svg:x="92.9685in" svg:y="11.862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9" draw:name="Form 16" draw:style-name="gr1" draw:text-style-name="P1" svg:width="0.2587in" svg:height="0.2591in" svg:x="92.9646in" svg:y="12.370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0" draw:name="Form 16" draw:style-name="gr1" draw:text-style-name="P1" svg:width="0.2587in" svg:height="0.2591in" svg:x="92.9646in" svg:y="13.1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1" draw:name="Form 17" draw:style-name="gr1" draw:text-style-name="P1" svg:width="0.2587in" svg:height="0.2591in" svg:x="92.4622in" svg:y="13.160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2" draw:name="Form 14" draw:style-name="gr1" draw:text-style-name="P1" svg:width="0.2587in" svg:height="0.2591in" svg:x="92.4622in" svg:y="13.447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3" draw:name="Form 17" draw:style-name="gr1" draw:text-style-name="P1" svg:width="0.2587in" svg:height="0.2591in" svg:x="92.4622in" svg:y="13.9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9" table:default-cell-style-name="ce7"/>
        <table:table-column table:style-name="co1" table:default-cell-style-name="ce13"/>
        <table:table-column table:style-name="co1" table:number-columns-repeated="1014" table:default-cell-style-name="ce7"/>
        <table:table-row table:style-name="ro1">
          <table:table-cell table:style-name="ce5" office:value-type="string" calcext:value-type="string" table:number-columns-spanned="9" table:number-rows-spanned="1">
            <text:p>edges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edges_trans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stripes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longstr_corn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longstr_corn_diag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curves or big_curves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digits_A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digits_B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x_shortstr_st2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9" table:number-rows-spanned="1">
            <text:p>big_corners</text:p>
          </table:table-cell>
          <table:covered-table-cell table:number-columns-repeated="8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7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ed_dl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15" office:value-type="string" calcext:value-type="string">
            <text:p>ed_dl_tr_dl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d_d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15" office:value-type="string" calcext:value-type="string">
            <text:p>ed_dr_tr_d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 office:value-type="string" calcext:value-type="string">
            <text:p>ed_ur</text:p>
          </table:table-cell>
          <table:table-cell table:style-name="ce6" table:number-columns-repeated="7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ed_d_tr_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6" office:value-type="string" calcext:value-type="string">
            <text:p>ed_ul</text:p>
          </table:table-cell>
          <table:table-cell table:style-name="ce6" table:number-columns-repeated="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5" office:value-type="string" calcext:value-type="string">
            <text:p>ed_r_tr_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6" office:value-type="string" calcext:value-type="string">
            <text:p>ed_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/>
          <table:table-cell table:style-name="ce6" office:value-type="string" calcext:value-type="string">
            <text:p>ed_ur</text:p>
          </table:table-cell>
          <table:table-cell table:style-name="ce6" table:number-columns-repeated="7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15" office:value-type="string" calcext:value-type="string">
            <text:p><text:span text:style-name="T2">long</text:span>str_dlu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5" office:value-type="string" calcext:value-type="string">
            <text:p><text:span text:style-name="T2">long</text:span>str_dlur</text:p>
          </table:table-cell>
          <table:table-cell table:style-name="ce6" table:number-columns-repeated="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8" office:value-type="string" calcext:value-type="string">
            <text:p>longstr_dlu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/>
          <table:table-cell table:style-name="ce18" office:value-type="string" calcext:value-type="string">
            <text:p>str_w3_uld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longstr_lr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6" office:value-type="string" calcext:value-type="string">
            <text:p>ed_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/>
          <table:table-cell table:style-name="ce6" office:value-type="string" calcext:value-type="string">
            <text:p>ed_ul</text:p>
          </table:table-cell>
          <table:table-cell table:style-name="ce6" table:number-columns-repeated="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number-columns-repeated="9"/>
          <table:table-cell table:number-columns-repeated="3"/>
          <table:table-cell table:style-name="ce6" table:number-columns-repeated="9"/>
          <table:table-cell table:number-columns-repeated="3"/>
          <table:table-cell table:style-name="ce15" office:value-type="string" calcext:value-type="string">
            <text:p><text:span text:style-name="T2">long</text:span>str_uld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longstr_u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longstr_uldr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18" office:value-type="string" calcext:value-type="string">
            <text:p>str_w3_dlu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<text:span text:style-name="T1">longstr</text:span>_u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/>
          <table:table-cell table:style-name="ce6" office:value-type="string" calcext:value-type="string">
            <text:p>ed_u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6" office:value-type="string" calcext:value-type="string">
            <text:p>ed_u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15" office:value-type="string" calcext:value-type="string">
            <text:p>str_w3_lr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15" office:value-type="string" calcext:value-type="string">
            <text:p>str_w3_uldr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5" office:value-type="string" calcext:value-type="string">
            <text:p><text:span text:style-name="T2">long</text:span>str_lr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6" office:value-type="string" calcext:value-type="string">
            <text:p>curve_r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15" office:value-type="string" calcext:value-type="string">
            <text:p>longstr_ud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8" office:value-type="string" calcext:value-type="string">
            <text:p>str_w3_lr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18" office:value-type="string" calcext:value-type="string">
            <text:p>longstr_uld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907"/>
        </table:table-row>
        <table:table-row table:style-name="ro1">
          <table:table-cell table:style-name="ce6" office:value-type="string" calcext:value-type="string">
            <text:p>input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/>
          <table:table-cell table:style-name="ce6" office:value-type="string" calcext:value-type="string">
            <text:p>ed_l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6" office:value-type="string" calcext:value-type="string">
            <text:p>ed_l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15" office:value-type="string" calcext:value-type="string">
            <text:p>str_w3_u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5" office:value-type="string" calcext:value-type="string">
            <text:p>str_w3_dlur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longstr_ud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  <table:table-cell table:style-name="ce6" office:value-type="string" calcext:value-type="string">
            <text:p>curve_u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 office:value-type="string" calcext:value-type="string">
            <text:p>circle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18" office:value-type="string" calcext:value-type="string">
            <text:p>str_w3_u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  <table:table-cell table:style-name="ce18" office:value-type="string" calcext:value-type="string">
            <text:p>longstr_dlu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907"/>
        </table:table-row>
        <table:table-row table:style-name="ro1">
          <table:table-cell table:style-name="ce6"/>
          <table:table-cell table:style-name="ce10" table:number-columns-repeated="8"/>
          <table:table-cell table:number-columns-repeated="3"/>
          <table:table-cell table:style-name="ce6"/>
          <table:table-cell table:style-name="ce10" table:number-columns-repeated="8"/>
          <table:table-cell table:style-name="ce13" table:number-columns-repeated="3"/>
          <table:table-cell table:style-name="ce6"/>
          <table:table-cell table:style-name="ce10" table:number-columns-repeated="8"/>
          <table:table-cell table:style-name="ce13"/>
          <table:table-cell table:number-columns-repeated="2"/>
          <table:table-cell table:style-name="ce6"/>
          <table:table-cell table:style-name="ce10" table:number-columns-repeated="4"/>
          <table:table-cell table:style-name="ce16"/>
          <table:table-cell table:style-name="ce10"/>
          <table:table-cell table:style-name="ce16"/>
          <table:table-cell table:style-name="ce10"/>
          <table:table-cell table:style-name="ce13" table:number-columns-repeated="3"/>
          <table:table-cell table:style-name="ce6"/>
          <table:table-cell table:style-name="ce10"/>
          <table:table-cell table:style-name="ce16"/>
          <table:table-cell table:style-name="ce10"/>
          <table:table-cell table:style-name="ce16"/>
          <table:table-cell table:style-name="ce10" table:number-columns-repeated="4"/>
          <table:table-cell table:style-name="ce13" table:number-columns-repeated="3"/>
          <table:table-cell table:style-name="ce6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4"/>
          <table:table-cell table:style-name="ce13" table:number-columns-repeated="3"/>
          <table:table-cell table:style-name="ce6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4"/>
          <table:table-cell table:style-name="ce13" table:number-columns-repeated="3"/>
          <table:table-cell table:style-name="ce6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4"/>
          <table:table-cell table:style-name="ce13" table:number-columns-repeated="3"/>
          <table:table-cell table:style-name="ce6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4"/>
          <table:table-cell table:style-name="ce13"/>
          <table:table-cell table:number-columns-repeated="2"/>
          <table:table-cell table:style-name="ce6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4"/>
          <table:table-cell table:style-name="ce13"/>
          <table:table-cell table:number-columns-repeated="906"/>
        </table:table-row>
        <table:table-row table:style-name="ro1">
          <table:table-cell table:style-name="ce6" office:value-type="string" calcext:value-type="string">
            <text:p>ed_l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2" office:value-type="float" office:value="-1" calcext:value-type="float">
            <text:p>-1</text:p>
          </table:table-cell>
          <table:table-cell table:style-name="ce6" table:number-columns-repeated="5"/>
          <table:table-cell table:style-name="ce14"/>
          <table:table-cell table:number-columns-repeated="2"/>
          <table:table-cell table:style-name="ce15" office:value-type="string" calcext:value-type="string">
            <text:p>ed_l_tr_l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0"/>
          <table:table-cell table:number-columns-repeated="2"/>
          <table:table-cell table:style-name="ce15" office:value-type="string" calcext:value-type="string">
            <text:p>str_w3_ud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0"/>
          <table:table-cell table:number-columns-repeated="2"/>
          <table:table-cell table:style-name="ce15" office:value-type="string" calcext:value-type="string">
            <text:p>longstr_u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5" office:value-type="string" calcext:value-type="string">
            <text:p><text:span text:style-name="T2">long</text:span>str_uldr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curve_l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one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six</text:p>
          </table:table-cell>
          <table:table-cell table:style-name="ce6"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3"/>
          <table:table-cell table:style-name="ce10"/>
          <table:table-cell table:number-columns-repeated="2"/>
          <table:table-cell table:style-name="ce18" office:value-type="string" calcext:value-type="string">
            <text:p>2_str_w3_lr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7"/>
          <table:table-cell table:number-columns-repeated="2"/>
          <table:table-cell table:style-name="ce19" office:value-type="string" calcext:value-type="string">
            <text:p>big_corner_ul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6"/>
          <table:table-cell table:style-name="ce17"/>
          <table:table-cell table:number-columns-repeated="906"/>
        </table:table-row>
        <table:table-row table:style-name="ro1">
          <table:table-cell table:style-name="ce6" office:value-type="string" calcext:value-type="string">
            <text:p>ed_u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2" office:value-type="float" office:value="-1" calcext:value-type="float">
            <text:p>-1</text:p>
          </table:table-cell>
          <table:table-cell table:style-name="ce6" table:number-columns-repeated="4"/>
          <table:table-cell table:style-name="ce14"/>
          <table:table-cell table:number-columns-repeated="2"/>
          <table:table-cell table:style-name="ce15" office:value-type="string" calcext:value-type="string">
            <text:p>ed_u_tr_u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0"/>
          <table:table-cell table:number-columns-repeated="2"/>
          <table:table-cell table:style-name="ce15" office:value-type="string" calcext:value-type="string">
            <text:p>str_w3_lr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long</text:span>str_lr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style-name="ce10"/>
          <table:table-cell table:number-columns-repeated="2"/>
          <table:table-cell table:style-name="ce15" office:value-type="string" calcext:value-type="string">
            <text:p><text:span text:style-name="T2">long</text:span>str_dlur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curve_u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two</text:p>
          </table:table-cell>
          <table:table-cell table:style-name="ce6" table:number-columns-repeated="5"/>
          <table:table-cell table:number-columns-repeated="2"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eight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7"/>
          <table:table-cell table:number-columns-repeated="2"/>
          <table:table-cell table:style-name="ce18" office:value-type="string" calcext:value-type="string">
            <text:p>2_str_w3_ud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ur</text:p>
          </table:table-cell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0"/>
          <table:table-cell table:number-columns-repeated="906"/>
        </table:table-row>
        <table:table-row table:style-name="ro1">
          <table:table-cell table:style-name="ce6" office:value-type="string" calcext:value-type="string">
            <text:p>ed_r</text:p>
          </table:table-cell>
          <table:table-cell table:style-name="ce12" office:value-type="float" office:value="-1" calcext:value-type="float">
            <text:p>-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4"/>
          <table:table-cell table:number-columns-repeated="2"/>
          <table:table-cell table:style-name="ce15" office:value-type="string" calcext:value-type="string">
            <text:p>ed_r_tr_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str_w3_dlu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curve_r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five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7"/>
          <table:table-cell table:number-columns-repeated="2"/>
          <table:table-cell table:style-name="ce6" office:value-type="string" calcext:value-type="string">
            <text:p>nine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9" office:value-type="string" calcext:value-type="string">
            <text:p>2_str_w3_uld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dr</text:p>
          </table:table-cell>
          <table:table-cell table:style-name="ce6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0"/>
          <table:table-cell table:number-columns-repeated="906"/>
        </table:table-row>
        <table:table-row table:style-name="ro1">
          <table:table-cell table:style-name="ce6" office:value-type="string" calcext:value-type="string">
            <text:p>ed_d</text:p>
          </table:table-cell>
          <table:table-cell table:style-name="ce6"/>
          <table:table-cell table:style-name="ce12" office:value-type="float" office:value="-1" calcext:value-type="float">
            <text:p>-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4"/>
          <table:table-cell table:number-columns-repeated="2"/>
          <table:table-cell table:style-name="ce15" office:value-type="string" calcext:value-type="string">
            <text:p>ed_d_tr_d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 table:number-columns-repeated="6"/>
          <table:table-cell table:style-name="ce10"/>
          <table:table-cell table:number-columns-repeated="2"/>
          <table:table-cell table:style-name="ce15" office:value-type="string" calcext:value-type="string">
            <text:p>str_w3_uld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blob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curve_d</text:p>
          </table:table-cell>
          <table:table-cell table:style-name="ce6" table:number-columns-repeated="3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19" office:value-type="string" calcext:value-type="string">
            <text:p>2_str_w3_dlu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dl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7"/>
          <table:table-cell table:number-columns-repeated="906"/>
        </table:table-row>
        <table:table-row table:style-name="ro1">
          <table:table-cell table:style-name="ce6" office:value-type="string" calcext:value-type="string">
            <text:p>ed_ul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2" office:value-type="float" office:value="-1" calcext:value-type="float">
            <text:p>-1</text:p>
          </table:table-cell>
          <table:table-cell table:style-name="ce6"/>
          <table:table-cell table:style-name="ce14"/>
          <table:table-cell table:number-columns-repeated="2"/>
          <table:table-cell table:style-name="ce15" office:value-type="string" calcext:value-type="string">
            <text:p>ed_ul_tr_ul</text:p>
          </table:table-cell>
          <table:table-cell table:style-name="ce6" table:number-columns-repeated="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corner_ul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6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u</text:p>
          </table:table-cell>
          <table:table-cell table:style-name="ce6"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circle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cube_w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7"/>
          <table:table-cell table:number-columns-repeated="2"/>
          <table:table-cell table:style-name="ce19" office:value-type="string" calcext:value-type="string">
            <text:p><text:span text:style-name="T3">big_corner</text:span>_u</text:p>
          </table:table-cell>
          <table:table-cell table:style-name="ce6"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/>
          <table:table-cell table:number-columns-repeated="906"/>
        </table:table-row>
        <table:table-row table:style-name="ro1">
          <table:table-cell table:style-name="ce6" office:value-type="string" calcext:value-type="string">
            <text:p>ed_ur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2" office:value-type="float" office:value="-1" calcext:value-type="float">
            <text:p>-1</text:p>
          </table:table-cell>
          <table:table-cell table:style-name="ce14"/>
          <table:table-cell table:number-columns-repeated="2"/>
          <table:table-cell table:style-name="ce15" office:value-type="string" calcext:value-type="string">
            <text:p>ed_ur_tr_ur</text:p>
          </table:table-cell>
          <table:table-cell table:style-name="ce6" table:number-columns-repeated="7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ur</text:p>
          </table:table-cell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5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r</text:p>
          </table:table-cell>
          <table:table-cell table:style-name="ce6" table:number-columns-repeated="5"/>
          <table:table-cell table:number-columns-repeated="2"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diam_w3</text:p>
          </table:table-cell>
          <table:table-cell table:style-name="ce6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r</text:p>
          </table:table-cell>
          <table:table-cell table:style-name="ce6" table:number-columns-repeated="5"/>
          <table:table-cell table:number-columns-repeated="2" table:style-name="ce8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906"/>
        </table:table-row>
        <table:table-row table:style-name="ro1">
          <table:table-cell table:style-name="ce6" office:value-type="string" calcext:value-type="string">
            <text:p>ed_dr</text:p>
          </table:table-cell>
          <table:table-cell table:style-name="ce6" table:number-columns-repeated="4"/>
          <table:table-cell table:style-name="ce12" office:value-type="float" office:value="-1" calcext:value-type="float">
            <text:p>-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14"/>
          <table:table-cell table:number-columns-repeated="2"/>
          <table:table-cell table:style-name="ce15" office:value-type="string" calcext:value-type="string">
            <text:p>ed_dr_tr_dr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3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dr</text:p>
          </table:table-cell>
          <table:table-cell table:style-name="ce6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d</text:p>
          </table:table-cell>
          <table:table-cell table:style-name="ce6" table:number-columns-repeated="6"/>
          <table:table-cell table:number-columns-repeated="2"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circ_w3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d</text:p>
          </table:table-cell>
          <table:table-cell table:style-name="ce6" table:number-columns-repeated="6"/>
          <table:table-cell table:number-columns-repeated="2" table:style-name="ce8" office:value-type="float" office:value="1" calcext:value-type="float">
            <text:p>1</text:p>
          </table:table-cell>
          <table:table-cell table:style-name="ce10"/>
          <table:table-cell table:number-columns-repeated="906"/>
        </table:table-row>
        <table:table-row table:style-name="ro1">
          <table:table-cell table:style-name="ce6" office:value-type="string" calcext:value-type="string">
            <text:p>ed_dl</text:p>
          </table:table-cell>
          <table:table-cell table:style-name="ce6" table:number-columns-repeated="5"/>
          <table:table-cell table:style-name="ce12" office:value-type="float" office:value="-1" calcext:value-type="float">
            <text:p>-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4"/>
          <table:table-cell table:number-columns-repeated="2"/>
          <table:table-cell table:style-name="ce15" office:value-type="string" calcext:value-type="string">
            <text:p>ed_dl_tr_dl</text:p>
          </table:table-cell>
          <table:table-cell table:style-name="ce6" table:number-columns-repeated="5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dl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style-name="ce10"/>
          <table:table-cell table:number-columns-repeated="2"/>
          <table:table-cell table:style-name="ce6" office:value-type="string" calcext:value-type="string">
            <text:p><text:span text:style-name="T1">corner</text:span>_l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9"/>
          <table:table-cell table:style-name="ce10"/>
          <table:table-cell table:number-columns-repeated="2"/>
          <table:table-cell table:style-name="ce6" office:value-type="string" calcext:value-type="string">
            <text:p>zero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19" office:value-type="string" calcext:value-type="string">
            <text:p><text:span text:style-name="T3">big_corner</text:span>_l</text:p>
          </table:table-cell>
          <table:table-cell table:style-name="ce6" table:number-columns-repeated="4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9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11.5in" fo:page-height="1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9:21:25.785000000</meta:creation-date>
    <dc:date>2023-05-11T14:56:40.017058307</dc:date>
    <meta:editing-duration>P1DT3H36M6S</meta:editing-duration>
    <meta:editing-cycles>17</meta:editing-cycles>
    <meta:generator>LibreOffice/7.3.7.2$Linux_X86_64 LibreOffice_project/30$Build-2</meta:generator>
    <meta:document-statistic meta:table-count="1" meta:cell-count="338" meta:object-count="214"/>
  </office:meta>
</office:document-meta>
</file>